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alpha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1" calcext:value-type="float">
            <text:p>1.00E-04</text:p>
          </table:table-cell>
          <table:table-cell table:style-name="ce199" office:value-type="float" office:value="120000" calcext:value-type="float">
            <text:p>12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1" calcext:value-type="float">
            <text:p>1.00E-06</text:p>
          </table:table-cell>
          <table:table-cell table:style-name="ce278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01" calcext:value-type="float">
            <text:p>1.00E-07</text:p>
          </table:table-cell>
          <table:table-cell table:style-name="ce278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 table:number-rows-repeated="47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2:25:49.51729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05T17:36:07.777356295</dc:date>
    <meta:editing-duration>P35DT1H45M48S</meta:editing-duration>
    <meta:editing-cycles>538</meta:editing-cycles>
    <meta:generator>LibreOffice/6.4.7.2$Linux_X86_64 LibreOffice_project/40$Build-2</meta:generator>
    <dc:creator>Manuel Colera Rico</dc:creator>
    <meta:document-statistic meta:table-count="13" meta:cell-count="14426" meta:object-count="0"/>
  </office:meta>
</office:document-meta>
</file>